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Heading_20_1" style:list-style-name="WWNum1"/>
    <style:style style:name="P28" style:family="paragraph" style:parent-style-name="Heading_20_1" style:list-style-name="WWNum1">
      <style:paragraph-properties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es de gestió empresarial</text:span><text:span text:style-name="T2"><text:line-break/></text:span><text:span text:style-name="T3">UD 01. (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</text:span><text:span text:style-name="T8">(BY-NC-SA):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9maybllx2a09" text:style-name="Index_20_Link" text:visited-style-name="Index_20_Link"><text:span text:style-name="T17">2. Activitat 01<text:tab/>3</text:span></text:a></text:p>
          <text:p text:style-name="P13"><text:a xlink:type="simple" xlink:href="#_c56hiimpk9qr" text:style-name="Index_20_Link" text:visited-style-name="Index_20_Link"><text:span text:style-name="T17">3. Activitat 02<text:tab/>3</text:span></text:a></text:p>
          <text:p text:style-name="P13"><text:a xlink:type="simple" xlink:href="#_x3yy7qdtx2fm" text:style-name="Index_20_Link" text:visited-style-name="Index_20_Link"><text:span text:style-name="T17">4. Activitat 03<text:tab/>3</text:span></text:a></text:p>
          <text:p text:style-name="P13"><text:a xlink:type="simple" xlink:href="#_cdrmx1pnngtn" text:style-name="Index_20_Link" text:visited-style-name="Index_20_Link"><text:span text:style-name="T17">5. Activitat 04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1. Activitats avaluables (Presencial)</text:span></text:p>
      <text:list xml:id="list704326723" text:style-name="WWNum1">
        <text:list-item>
          <text:p text:style-name="P28"><text:bookmark text:name="_dbh0n1vac4c8"/>Data d’entrega</text:p>
        </text:list-item>
      </text:list>
      <text:p text:style-name="Standard"><text:span text:style-name="T10">Data límit d'entrega: </text:span><text:span text:style-name="T19">Dilluns 30 de setembre a les 23:55.</text:span></text:p>
      <text:p text:style-name="Standard">L’activitat serà avaluada quan haja passat la data límit d’entrega.</text:p>
      <text:p text:style-name="P23"><text:span text:style-name="T11"><text:s/>❕</text:span><text:span text:style-name="T12"> </text:span><text:span text:style-name="T10">Atenció: </text:span>la data d'entrega no és prorrogable. Si no entregues en temps, la qualificació serà 0.</text:p>
      <text:list xml:id="list114560255247619" text:continue-numbering="true" text:style-name="WWNum1">
        <text:list-item>
          <text:p text:style-name="P28"><text:bookmark text:name="_9maybllx2a09"/>Activitat 01</text:p>
        </text:list-item>
      </text:list>
      <text:p text:style-name="P10"><text:soft-page-break/>Crea un compte (si no el tens) en <text:a xlink:type="simple" xlink:href="https://github.com" text:style-name="ListLabel_20_10" text:visited-style-name="ListLabel_20_10"><text:span text:style-name="T20">https://github.com</text:span></text:a> . Una vegada creat, fes un repositori privat al qual podràs cridar “SistemesGestioEmpresarial” o un nom similar. </text:p>
      <text:p text:style-name="P10">Hauràs de compartir aquest repositori amb l’usuari de github “sergarb1”.</text:p>
      <text:p text:style-name="P23"><text:span text:style-name="T11"><text:s/>❕</text:span><text:span text:style-name="T12"> </text:span><text:span text:style-name="T10">Atenció 1: </text:span><text:s/>és molt important que el repositori siga privat, per tal d’evitar una hipotètica còpia d’altres alumnes.</text:p>
      <text:p text:style-name="P10"/>
      <text:p text:style-name="P23"><text:span text:style-name="T11"><text:s/>❕</text:span><text:span text:style-name="T12"> </text:span><text:span text:style-name="T10">Atenció 2: </text:span>utilitzarem eixe repositori tot el curs i et podrà servir en el futur de “portfolio” per a mostrar el teu treball.</text:p>
      <text:list xml:id="list114560834737810" text:continue-numbering="true" text:style-name="WWNum1">
        <text:list-item>
          <text:p text:style-name="P27"><text:bookmark text:name="_c56hiimpk9qr"/>Activitat 02</text:p>
        </text:list-item>
      </text:list>
      <text:p text:style-name="P10">Fes un document, amb portada i índex, per a demostrar que has fet tots els següents casos pràctics del material de referència <text:a xlink:type="simple" xlink:href="https://sergarb1.github.io/CursoIntroduccionADocker/" text:style-name="ListLabel_20_10" text:visited-style-name="ListLabel_20_10"><text:span text:style-name="T20">https://sergarb1.github.io/CursoIntroduccionADocker/</text:span></text:a>:</text:p>
      <text:list xml:id="list1891178578" text:style-name="WWNum2">
        <text:list-item>
          <text:p text:style-name="P24">Casos pràctics 2 i 3 de la unitat 3.</text:p>
        </text:list-item>
        <text:list-item>
          <text:p text:style-name="P25">Primer cas pràctic de la unitat 5.</text:p>
        </text:list-item>
        <text:list-item>
          <text:p text:style-name="P25">Casos pràctics 1 i 4 <text:s/>de la unitat 6.</text:p>
        </text:list-item>
        <text:list-item>
          <text:p text:style-name="P26">Primer cas pràctic de la unitat 7.</text:p>
        </text:list-item>
      </text:list>
      <text:p text:style-name="P10">Per cada cas pràctic, hauràs de penjar una o diverses captures demostrant que ho has realitzat. Si cal, a més de les captures, hauràs d'acompanyar les d’una explicació, per tal que jo com a professor sàpiga que realment ho has fet :) Qualsevol dubte o puntualització/truquet que trobes interessant, comparteix al fòrum.</text:p>
      <text:list xml:id="list114561024487579" text:continue-list="list114560834737810" text:style-name="WWNum1">
        <text:list-item>
          <text:p text:style-name="P27"><text:bookmark text:name="_x3yy7qdtx2fm"/>Activitat 03</text:p>
        </text:list-item>
      </text:list>
      <text:p text:style-name="P10">Llegiu el còmic de “Kubernetes” que està disponible en la següent URL: <text:a xlink:type="simple" xlink:href="https://cloud.google.com/kubernetes-engine/kubernetes-comic?hl=es-419" text:style-name="ListLabel_20_10" text:visited-style-name="ListLabel_20_10"><text:span text:style-name="T20">https://cloud.google.com/kubernetes-engine/kubernetes-comic?hl=es-419</text:span></text:a> (o en el PDF Adjunt si falla l’enllaç). Inclou al document de l’activitat anterior un apartat resumint en un màxim de 8 línies que és Kubernetes i perquè raons pot ser útil.</text:p>
      <text:list xml:id="list114560642991856" text:continue-numbering="true" text:style-name="WWNum1">
        <text:list-item>
          <text:p text:style-name="P27"><text:bookmark text:name="_cdrmx1pnngtn"/>Activitat 04</text:p>
        </text:list-item>
      </text:list>
      <text:p text:style-name="Standard">Puja el document generat en les activitats 2 i 3 al repositori privat creat a l'activitat 1. Quan estiga tot llest, envia l'URL del repositori al professor mitjançant la tasca creada per a l'entreg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1. Activitats avaluables</text:span></text:p>
      </style:header>
      <style:footer>
        <text:p text:style-name="MP4"><text:span text:style-name="MT1">Sistemes de gestió empresarial<text:tab/><text:tab/>UD01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443" meta:character-count="2735" meta:non-whitespace-character-count="2328"/>
    <meta:generator>LibreOfficeDev/6.0.5.2$Linux_X86_64 LibreOffice_project/</meta:generator>
  </office:meta>
</office:document-meta>
</file>